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style:page-number="1" fo:keep-with-next="auto"/>
    </style:style>
    <style:style style:name="P4" style:family="paragraph" style:parent-style-name="Standard">
      <style:paragraph-properties fo:margin-left="0in" fo:margin-right="0in" fo:margin-top="0in" fo:margin-bottom="0.0602in" loext:contextual-spacing="false" fo:line-height="105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5" style:family="paragraph" style:parent-style-name="Standard">
      <style:paragraph-properties fo:margin-left="0.0173in" fo:margin-right="0in" fo:margin-top="0in" fo:margin-bottom="0in" loext:contextual-spacing="false" fo:line-height="105%" fo:text-align="center" style:justify-single-word="false" fo:keep-together="auto" fo:orphans="2" fo:widows="2" fo:text-indent="0in" style:auto-text-indent="false" fo:keep-with-next="auto"/>
    </style:style>
    <style:style style:name="P6" style:family="paragraph" style:parent-style-name="Standard">
      <style:paragraph-properties fo:margin-left="-0.0035in" fo:margin-right="0in" fo:margin-top="0in" fo:margin-bottom="0in" loext:contextual-spacing="false" fo:line-height="135%" fo:text-align="start" style:justify-single-word="false" fo:keep-together="auto" fo:orphans="2" fo:widows="2" fo:text-indent="0.5035in" style:auto-text-indent="false" fo:keep-with-next="auto"/>
    </style:style>
    <style:style style:name="P7" style:family="paragraph" style:parent-style-name="Standard">
      <style:paragraph-properties fo:margin-left="-0.0035in" fo:margin-right="0in" fo:margin-top="0in" fo:margin-bottom="0in" loext:contextual-spacing="false" fo:line-height="135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8" style:family="paragraph" style:parent-style-name="Standard" style:list-style-name="WWNum1">
      <style:paragraph-properties fo:margin-left="0.5in" fo:margin-right="0in" fo:margin-top="0in" fo:margin-bottom="0.0035in" loext:contextual-spacing="true" fo:line-height="105%" fo:text-align="start" style:justify-single-word="false" fo:keep-together="auto" fo:orphans="2" fo:widows="2" fo:text-indent="-0.25in" style:auto-text-indent="false" fo:keep-with-next="auto"/>
    </style:style>
    <style:style style:name="P9" style:family="paragraph" style:parent-style-name="Heading_20_1" style:list-style-name="WWNum2">
      <style:paragraph-properties fo:margin-left="-0.0035in" fo:margin-right="0in" fo:margin-top="0in" fo:margin-bottom="0.111in" loext:contextual-spacing="false" fo:line-height="100%" fo:text-indent="0in" style:auto-text-indent="false">
        <style:tab-stops>
          <style:tab-stop style:position="0in"/>
        </style:tab-stops>
      </style:paragraph-properties>
    </style:style>
    <style:style style:name="P10" style:family="paragraph" style:parent-style-name="Heading_20_1" style:list-style-name="WWNum2">
      <style:paragraph-properties fo:margin-left="-0.0035in" fo:margin-right="0in" fo:margin-top="0in" fo:margin-bottom="0.0618in" loext:contextual-spacing="false" fo:line-height="100%" fo:text-indent="0in" style:auto-text-indent="false">
        <style:tab-stops>
          <style:tab-stop style:position="0in"/>
        </style:tab-stops>
      </style:paragraph-properties>
    </style:style>
    <style:style style:name="P11" style:family="paragraph" style:parent-style-name="Heading_20_1" style:list-style-name="WWNum2">
      <style:paragraph-properties fo:margin-left="-0.0035in" fo:margin-right="0in" fo:margin-top="0in" fo:margin-bottom="0.0902in" loext:contextual-spacing="false" fo:line-height="100%" fo:text-indent="0in" style:auto-text-indent="false">
        <style:tab-stops>
          <style:tab-stop style:position="0in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3" style:family="text">
      <style:text-properties fo:font-variant="normal" fo:text-transform="none" fo:color="#23b8dc" style:text-line-through-style="none" style:text-line-through-type="none" style:text-position="0% 100%" style:font-name="Cambria" fo:font-size="13pt" fo:font-style="normal" style:text-underline-style="none" fo:font-weight="bold" style:font-name-asian="Cambria1" style:font-size-asian="13pt" style:font-style-asian="normal" style:font-weight-asian="bold" style:font-name-complex="Cambria1" style:font-size-complex="13pt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style:text-underline-style="none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</text:span></text:p>
      <text:p text:style-name="P5"><text:span text:style-name="T3">Criterion A: Planning </text:span></text:p>
      <text:p text:style-name="P2"/>
      <text:list xml:id="list2808634562" text:style-name="WWNum2">
        <text:list-item>
          <text:p text:style-name="P9">The Scenario<text:span text:style-name="T5"> </text:span></text:p>
        </text:list-item>
      </text:list>
      <text:p text:style-name="P6"><text:span text:style-name="T6">Last year in HL Physics I noticed that when trying to gather data about a swinging pendulum. We had some limitations in terms of what data we were able to collect, and the accuracy of the device used. At the end of last year I started a project to create a device that would solve these problems. This failed because of my time commitment to it. I thought, since I was still passionate about it, I would bring the project back to life and try to create a deliverable product.</text:span></text:p>
      <text:p text:style-name="P6"><text:span text:style-name="T6">I talked to the physics teacher at my school. Through a brief interview</text:span><text:span text:style-name="T2"> (greater det</text:span><text:span text:style-name="T6">ail can be found in the appendix) I found the </text:span><text:span text:style-name="T2">teacher wants to have an improved way of observing the characteristics of a swinging pendulum. Right now, the teacher uses a </text:span><text:span text:style-name="T6">photogate s</text:span><text:span text:style-name="T2">ensor that determines the amount of time the pendulum takes to complete a cycle. The device used is not always very accurate, and gives a limited amount of information. </text:span></text:p>
      <text:p text:style-name="P4"/>
      <text:list xml:id="list85455536371288" text:continue-numbering="true" text:style-name="WWNum2">
        <text:list-item>
          <text:p text:style-name="P10">The Rationale for Solution<text:span text:style-name="T5"> </text:span></text:p>
        </text:list-item>
      </text:list>
      <text:p text:style-name="P6"><text:span text:style-name="T6">My product that I will create will be an arduino-based stand-alone device that will read the orbital period of a pendulum using a sensor, then record that data and allow it to be transferred to a PC. As of right now, I am working on determining what type of sensor I want to use in order to get the best results; this will involve some research. Additionally I am working to figure out what additional calculations the client and I want to perform. The device will need to be portable, so I am going to work with a student to develop a 3D-printable case for the device. </text:span></text:p>
      <text:p text:style-name="P6"><text:span text:style-name="T6">I am going to be using an Arduino because it is good at performing a single task, can easily be programmed, there are lots of resources for it, and can easily be battery powered and portable. For the language/software used, I will be using C++ as my programming language as that is the native language supported by an Arduino.</text:span></text:p>
      <text:p text:style-name="P7"/>
      <text:list xml:id="list85457030825547" text:continue-numbering="true" text:style-name="WWNum2">
        <text:list-item>
          <text:p text:style-name="P11">Success Criteria<text:span text:style-name="T5"> </text:span></text:p>
        </text:list-item>
      </text:list>
      <text:list xml:id="list1516442485" text:style-name="WWNum1">
        <text:list-item>
          <text:p text:style-name="P8">Must be able to retrieve raw data from the device</text:p>
        </text:list-item>
        <text:list-item>
          <text:p text:style-name="P8">Must be portable, i.e. not tethered by a power cable</text:p>
        </text:list-item>
        <text:list-item>
          <text:p text:style-name="P8">Device should perform some additional calculations for the user</text:p>
        </text:list-item>
      </text:list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oft-page-break/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071in" fo:margin-right="0in" fo:margin-top="0in" fo:margin-bottom="0in" loext:contextual-spacing="false" fo:line-height="105%" fo:text-align="start" style:justify-single-word="false" fo:keep-together="always" fo:orphans="2" fo:widows="2" fo:text-indent="-0.0071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.102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374" meta:character-count="2078" meta:non-whitespace-character-count="1686"/>
    <meta:generator>LibreOfficeDev/6.0.5.2$Linux_X86_64 LibreOffice_project/</meta:generator>
  </office:meta>
</office:document-meta>
</file>